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286ea" officeooo:paragraph-rsid="001286ea"/>
    </style:style>
    <style:style style:name="P2" style:family="paragraph" style:parent-style-name="Text_20_body">
      <style:text-properties officeooo:rsid="0014fba0" officeooo:paragraph-rsid="0014fba0"/>
    </style:style>
    <style:style style:name="P3" style:family="paragraph" style:parent-style-name="Text_20_body">
      <style:text-properties officeooo:rsid="00114a02" officeooo:paragraph-rsid="00114a02"/>
    </style:style>
    <style:style style:name="P4" style:family="paragraph" style:parent-style-name="Title">
      <style:text-properties officeooo:rsid="00114a02" officeooo:paragraph-rsid="00114a02"/>
    </style:style>
    <style:style style:name="P5" style:family="paragraph" style:parent-style-name="Text_20_body">
      <style:text-properties officeooo:paragraph-rsid="0016107b"/>
    </style:style>
    <style:style style:name="P6" style:family="paragraph" style:parent-style-name="Heading_20_1">
      <style:text-properties officeooo:rsid="001286ea" officeooo:paragraph-rsid="001286ea"/>
    </style:style>
    <style:style style:name="P7" style:family="paragraph" style:parent-style-name="Heading_20_1">
      <style:text-properties officeooo:paragraph-rsid="001286ea"/>
    </style:style>
    <style:style style:name="P8" style:family="paragraph" style:parent-style-name="Heading_20_1">
      <style:text-properties officeooo:rsid="0016107b" officeooo:paragraph-rsid="0016107b"/>
    </style:style>
    <style:style style:name="P9" style:family="paragraph" style:parent-style-name="Heading_20_1">
      <style:text-properties officeooo:rsid="00143f9a" officeooo:paragraph-rsid="00143f9a"/>
    </style:style>
    <style:style style:name="T1" style:family="text">
      <style:text-properties officeooo:rsid="001286ea"/>
    </style:style>
    <style:style style:name="T2" style:family="text">
      <style:text-properties officeooo:rsid="001610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lass Descriptions</text:p>
      <text:p text:style-name="P3"/>
      <text:h text:style-name="P6" text:outline-level="1"><text:span text:style-name="T2">G</text:span>uichoice</text:h>
      <text:p text:style-name="P1">This class decides what operating system the program is on using a check with the os module.</text:p>
      <text:h text:style-name="P7" text:outline-level="1"><text:span text:style-name="T2">W</text:span><text:span text:style-name="T1">indowsgui</text:span></text:h>
      <text:p text:style-name="Text_20_body">This class displays the GUI on windows, acting as the commander class in the commander design pattern. Note this class can be exchanged with another gui class without affecting the code.</text:p>
      <text:h text:style-name="P8" text:outline-level="1">Macgui</text:h>
      <text:p text:style-name="P5">This class displays the GUI on <text:span text:style-name="T2">Mac os</text:span>, acting as the commander class in the commander design pattern. Note this class can be exchanged with another gui class without affecting the code.</text:p>
      <text:h text:style-name="P8" text:outline-level="1">Linux</text:h>
      <text:p text:style-name="P5">This class displays the GUI on <text:span text:style-name="T2">Linux</text:span>, acting as the commander class in the commander design pattern. Note this class can be exchanged with another gui class without affecting the code.</text:p>
      <text:h text:style-name="P9" text:outline-level="1"><text:span text:style-name="T2">C</text:span>onverter</text:h>
      <text:p text:style-name="P2">This class converts values based on input from one of the gui classes and this new value is displayed to the user.</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6T20:40:50.555000000</dc:date>
    <meta:editing-duration>PT38M18S</meta:editing-duration>
    <meta:editing-cycles>6</meta:editing-cycles>
    <meta:generator>LibreOffice/7.2.5.2$Windows_X86_64 LibreOffice_project/499f9727c189e6ef3471021d6132d4c694f357e5</meta:generator>
    <meta:document-statistic meta:table-count="0" meta:image-count="0" meta:object-count="0" meta:page-count="1" meta:paragraph-count="11" meta:word-count="140" meta:character-count="818" meta:non-whitespace-character-count="689"/>
  </office:meta>
</office:document-meta>
</file>